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B000001EC3E3976238A812894.png" manifest:media-type="image/png"/>
  <manifest:file-entry manifest:full-path="Pictures/10000200000003AB000002D54E47B708253477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8.789cm, 11.391cm)" draw:image-opacity="100%" style:mirror="horizontal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7cm, 0cm, 2.117cm, 10.57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619cm" svg:height="3.445cm" draw:transform="skewX (0.407883446191075) rotate (-0.300196631343024) translate (7.966cm 9.4cm)">
          <draw:image xlink:href="Pictures/10000200000003AB000002D54E47B708253477E6.png" xlink:type="simple" xlink:show="embed" xlink:actuate="onLoad" loext:mime-type="image/png">
            <text:p/>
          </draw:image>
        </draw:frame>
        <draw:frame draw:style-name="gr2" draw:text-style-name="P1" draw:layer="layout" svg:width="1.695cm" svg:height="1.404cm" draw:transform="skewX (0.00994837673636768) rotate (1.5707963267949) translate (9.794cm 10.501cm)">
          <draw:image xlink:href="Pictures/100000000000026B000001EC3E3976238A81289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0T12:54:22.071352931</meta:creation-date>
    <dc:date>2024-05-11T21:28:38.045104420</dc:date>
    <meta:editing-duration>P1DT8H3M1S</meta:editing-duration>
    <meta:editing-cycles>2</meta:editing-cycles>
    <meta:generator>LibreOffice/6.4.7.2$Linux_X86_64 LibreOffice_project/40$Build-2</meta:generator>
    <meta:document-statistic meta:object-count="2"/>
  </office:meta>
</office:document-meta>
</file>